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217bc0" officeooo:paragraph-rsid="00217bc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7bc0" officeooo:paragraph-rsid="00217bc0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7bc0" officeooo:paragraph-rsid="00217bc0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7bc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Bloco 9</text:h>
      <text:h text:style-name="P2" text:outline-level="3">Dia 3 - Jest - Testes Assíncronos</text:h>
      <text:p text:style-name="P3"/>
      <text:p text:style-name="P3"/>
      <text:p text:style-name="P5">O que vamos aprender?</text:p>
      <text:p text:style-name="P5"/>
      <text:p text:style-name="P3">Você já aprendeu como instalar, configurar e utilizar os principais matchers do Jest , certo?</text:p>
      <text:p text:style-name="P3">Agora você irá aprender como testar códigos assíncronos e como reaproveitar configurações entre testes, podendo separá-las por escopo.</text:p>
      <text:p text:style-name="P3"/>
      <text:p text:style-name="P5">Você será capaz de:</text:p>
      <text:p text:style-name="P5"/>
      <text:list xml:id="list3572798704" text:style-name="L1">
        <text:list-item>
          <text:p text:style-name="P4">Escrever testes para códigos assíncronos utilizando <text:span text:style-name="T6">async/await</text:span> ;</text:p>
        </text:list-item>
        <text:list-item>
          <text:p text:style-name="P4">Reaproveitar configurações para diversos testes por meio do uso de <text:span text:style-name="T6">beforeEach</text:span> e <text:span text:style-name="T6">afterEach</text:span> ;</text:p>
        </text:list-item>
        <text:list-item>
          <text:p text:style-name="P4">Dividir as configurações dos seus testes, em blocos separados, por meio do uso de <text:span text:style-name="T6">describe</text:span> ;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7bc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9.3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19T11:40:06.358409199</dc:date>
    <meta:editing-duration>PT41M1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96" meta:character-count="668" meta:non-whitespace-character-count="508"/>
  </office:meta>
</office:document-meta>
</file>